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co15" style:family="table-column">
      <style:table-column-properties fo:break-before="auto" style:column-width="4.927cm"/>
    </style:style>
    <style:style style:name="ro1" style:family="table-row">
      <style:table-row-properties style:row-height="2.03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0.561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2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fit-to-size="shrink-to-fi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6cm" svg:height="21.877cm" svg:x="5.273cm" svg:y="15.129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3.32cm" svg:height="21.875cm" svg:x="38.329cm" svg:y="15.306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7">
          <table:table-cell table:style-name="ce5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" table:style-name="ta1">
        <table:shapes>
          <draw:frame draw:z-index="0" draw:style-name="gr2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39"/>
        <table:table-column table:style-name="co3" table:default-cell-style-name="ce42"/>
        <table:table-column table:style-name="co3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number-columns-repeated="2" table:default-cell-style-name="ce39"/>
        <table:table-column table:style-name="co13" table:default-cell-style-name="ce39"/>
        <table:table-column table:style-name="co14" table:default-cell-style-name="ce39"/>
        <table:table-column table:style-name="co8" table:number-columns-repeated="1013" table:default-cell-style-name="Default"/>
        <table:table-row table:style-name="ro12">
          <table:table-cell table:style-name="ce39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39" table:number-columns-repeated="1013"/>
        </table:table-row>
        <table:table-row table:style-name="ro12">
          <table:table-cell office:value-type="string" calcext:value-type="string">
            <text:p>Début</text:p>
          </table:table-cell>
          <table:table-cell table:style-name="ce40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Conception</text:p>
          </table:table-cell>
          <table:table-cell table:style-name="ce40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Interface minimale</text:p>
          </table:table-cell>
          <table:table-cell table:style-name="ce40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Réalisation noyau minimal fonctionnel</text:p>
          </table:table-cell>
          <table:table-cell table:style-name="ce40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fonctionnalités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ssin à main levée méridienne</text:p>
          </table:table-cell>
          <table:table-cell table:style-name="ce40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Gestion de données</text:p>
          </table:table-cell>
          <table:table-cell table:style-name="ce40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des courbes par l'utilisateur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ocumentation, Aide utilisateur et tests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4"/>
          <table:table-cell table:style-name="ce40"/>
          <table:table-cell table:style-name="ce41"/>
          <table:table-cell table:number-columns-repeated="1018"/>
        </table:table-row>
        <table:table-row table:style-name="ro12">
          <table:table-cell table:number-columns-repeated="4"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8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3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14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_2_english" table:style-name="ta1">
        <table:shapes>
          <draw:frame draw:z-index="0" draw:style-name="gr1" draw:text-style-name="P1" svg:width="33.247cm" svg:height="21.876cm" svg:x="4.333cm" svg:y="15.414cm">
            <draw:object draw:notify-on-update-of-ranges="Feuille1_2_english.C74:Feuille1_2_english.C84 Feuille1_2_english.I74:Feuille1_2_english.I84 Feuille1_2_english.M13:Feuille1_2_english.M13 Feuille1_2_english.L74:Feuille1_2_english.L84 Feuille1_2_english.G2:Feuille1_2_english.G12 Feuille1_2_english.E13:Feuille1_2_english.E13 Feuille1_2_english.E2:Feuille1_2_english.E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34.194cm" svg:height="21.875cm" svg:x="38.345cm" svg:y="15.306cm">
            <draw:object draw:notify-on-update-of-ranges="Feuille1_2_english.C74:Feuille1_2_english.C84 Feuille1_2_english.I74:Feuille1_2_english.I84 Feuille1_2_english.M13:Feuille1_2_english.M13 Feuille1_2_english.L74:Feuille1_2_english.L84 Feuille1_2_english.G2:Feuille1_2_english.G12 Feuille1_2_english.E13:Feuille1_2_english.E13 Feuille1_2_english.E2:Feuille1_2_english.E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5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Expected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Achieved</text:p>
          </table:table-cell>
          <table:table-cell table:style-name="ce4" table:number-columns-repeated="1011"/>
        </table:table-row>
        <table:table-row table:style-name="ro14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14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14">
          <table:table-cell table:style-name="ce5"/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73:Feuille1_2.G85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  <table:database-range table:name="__Anonymous_Sheet_DB__2" table:target-range-address="Feuille1_2_english.A73:Feuille1_2_english.G8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0000-00-00T11:14:13.089814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3-15T11:17:00.478500913</dc:date>
    <meta:editing-duration>PT4H1M24S</meta:editing-duration>
    <meta:editing-cycles>62</meta:editing-cycles>
    <meta:generator>LibreOffice/4.1.5.3$Linux_X86_64 LibreOffice_project/1c1366bba2ba2b554cd2ca4d87c06da81c05d24</meta:generator>
    <meta:document-statistic meta:table-count="3" meta:cell-count="6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width="0.1cm" svg:stroke-color="#00cc00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none" svg:stroke-color="#000000" draw:fill="none" draw:fill-color="#ffffff" fo:min-height="0.697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Normal" style:font-family-generic="swiss" style:font-pitch="variable" fo:font-size="14pt" fo:font-weight="normal" style:font-size-asian="24pt" style:font-size-complex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Normal" style:font-family-generic="swiss" style:font-pitch="variable" fo:font-size="14pt" fo:font-weight="normal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3.321cm" svg:height="21.876cm" xlink:href=".." xlink:type="simple" chart:class="chart:scatter" chart:style-name="ch1">
        <chart:title svg:x="14.153cm" svg:y="0.573cm" chart:style-name="ch2">
          <text:p>Avancement</text:p>
        </chart:title>
        <chart:legend svg:x="28.463cm" svg:y="10.198cm" style:legend-expansion="custom" chartooo:width="3.628cm" chartooo:height="1.812cm" style:legend-expansion-aspect-ratio="2.00220750551876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0.756cm" svg:y="2.595cm" svg:width="28.103cm" svg:height="17.85cm">
          <chartooo:coordinate-region svg:x="2.33cm" svg:y="2.901cm" svg:width="26.236cm" svg:height="16.685cm"/>
          <chart:axis chart:dimension="x" chart:name="primary-x" chart:style-name="ch5" chartooo:axis-type="auto">
            <chart:title svg:x="14.969cm" svg:y="20.613cm" chart:style-name="ch6">
              <text:p>Semaine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3.407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2.33cm" svg:y1="19.522cm" svg:x2="27.07cm" svg:y2="5.03cm">
          <text:p/>
        </draw:line>
        <draw:frame draw:style-name="gr2" draw:text-style-name="P2" svg:width="3.291cm" svg:height="0.697cm" svg:x="29.881cm" svg:y="11.91cm">
          <draw:text-box>
            <text:p><text:span text:style-name="T1">Extrapolation</text:span></text:p>
          </draw:text-box>
        </draw:frame>
        <draw:line draw:style-name="gr1" draw:text-style-name="P3" svg:x1="28.96cm" svg:y1="12.205cm" svg:x2="29.727cm" svg:y2="12.205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41cm">
          <chartooo:coordinate-region svg:x="4.254cm" svg:y="2.356cm" svg:width="22.032cm" svg:height="14.684cm"/>
          <chart:axis chart:dimension="x" chart:name="primary-x" chart:style-name="ch5" chartooo:axis-type="auto">
            <chart:title svg:x="12.892cm" svg:y="18.148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04cm" svg:y="11.361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fill-color="#ccff99" draw:textarea-horizontal-align="center" draw:textarea-vertical-align="middle" draw:fit-to-size="false" draw:fit-to-contour="tru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-color="#e6e6ff" draw:textarea-horizontal-align="center" draw:textarea-vertical-align="middle" draw:fit-to-size="false" draw:fit-to-contour="true"/>
    </style:style>
    <style:style style:name="gr4" style:family="graphic">
      <style:graphic-properties svg:stroke-color="#ff0000" draw:textarea-horizontal-align="center" draw:textarea-vertical-align="middle"/>
    </style:style>
    <style:style style:name="gr5" style:family="graphic">
      <style:graphic-properties draw:fill-color="#ccff99" draw:textarea-horizontal-align="justify" draw:textarea-vertical-align="middle" draw:auto-grow-height="false"/>
    </style:style>
    <style:style style:name="gr6" style:family="graphic">
      <style:graphic-properties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size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1.677cm" svg:height="21.878cm" xlink:href=".." xlink:type="simple" chart:class="chart:scatter" chart:style-name="ch1">
        <chart:title svg:x="13.681cm" svg:y="0.237cm" chart:style-name="ch2">
          <text:p>Avancement</text:p>
        </chart:title>
        <chart:legend svg:x="27.776cm" svg:y="10.465cm" style:legend-expansion="custom" chartooo:width="3.532cm" chartooo:height="2.05cm" style:legend-expansion-aspect-ratio="1.72292682926829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1.256cm" svg:y="2.614cm" svg:width="26.813cm" svg:height="17.856cm">
          <chartooo:coordinate-region svg:x="2.83cm" svg:y="2.92cm" svg:width="24.946cm" svg:height="16.691cm"/>
          <chart:axis chart:dimension="x" chart:name="primary-x" chart:style-name="ch5" chartooo:axis-type="auto">
            <chart:title svg:x="12.91cm" svg:y="20.675cm" chart:style-name="ch6">
              <text:p>Jours travaillés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5.466cm" chart:style-name="ch8">
              <text:p>Pourcentage d'avancement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rect draw:style-name="gr1" draw:text-style-name="P1" svg:width="5.018cm" svg:height="1.036cm" svg:x="3.369cm" svg:y="14.955cm">
          <text:p text:style-name="P1">2.Conception </text:p>
        </draw:rect>
        <draw:line draw:style-name="gr2" draw:text-style-name="P1" svg:x1="7.451cm" svg:y1="15.991cm" svg:x2="8.387cm" svg:y2="16.598cm">
          <text:p/>
        </draw:line>
        <draw:rect draw:style-name="gr1" draw:text-style-name="P1" svg:width="5.581cm" svg:height="2.01cm" svg:x="3.985cm" svg:y="10.14cm">
          <text:p text:style-name="P1">3.Réalisation noyau</text:p>
          <text:p text:style-name="P1">minimal fonctionnel</text:p>
        </draw:rect>
        <draw:line draw:style-name="gr2" draw:text-style-name="P1" svg:x1="12.309cm" svg:y1="11.046cm" svg:x2="9.566cm" svg:y2="11.023cm">
          <text:p/>
        </draw:line>
        <draw:rect draw:style-name="gr1" draw:text-style-name="P1" svg:width="4.299cm" svg:height="1.95cm" svg:x="3.882cm" svg:y="12.804cm">
          <text:p text:style-name="P1">4.Interface</text:p>
          <text:p text:style-name="P1">minimale</text:p>
        </draw:rect>
        <draw:line draw:style-name="gr2" draw:text-style-name="P1" svg:x1="11.97cm" svg:y1="15.034cm" svg:x2="8.215cm" svg:y2="13.44cm">
          <text:p/>
        </draw:line>
        <draw:rect draw:style-name="gr1" draw:text-style-name="P1" svg:width="10.357cm" svg:height="2.219cm" svg:x="15.116cm" svg:y="14.921cm">
          <text:p text:style-name="P1">5.Amélioration IHM</text:p>
          <text:p text:style-name="P1">Choix des courbes</text:p>
        </draw:rect>
        <draw:line draw:style-name="gr2" draw:text-style-name="P1" svg:x1="20.483cm" svg:y1="14.921cm" svg:x2="15.071cm" svg:y2="10.833cm">
          <text:p/>
        </draw:line>
        <draw:rect draw:style-name="gr1" draw:text-style-name="P1" svg:width="5.961cm" svg:height="1.939cm" svg:x="7.313cm" svg:y="7.724cm">
          <text:p text:style-name="P1">6.Ajout</text:p>
          <text:p text:style-name="P1">fonctionnalités</text:p>
        </draw:rect>
        <draw:line draw:style-name="gr2" draw:text-style-name="P1" svg:x1="15.178cm" svg:y1="9.609cm" svg:x2="13.274cm" svg:y2="8.839cm">
          <text:p/>
        </draw:line>
        <draw:rect draw:style-name="gr1" draw:text-style-name="P1" svg:width="7.902cm" svg:height="1.954cm" svg:x="18.334cm" svg:y="11.254cm">
          <text:p text:style-name="P1">7.Amélioration</text:p>
          <text:p text:style-name="P1">IHM Paramètres</text:p>
        </draw:rect>
        <draw:line draw:style-name="gr2" draw:text-style-name="P1" svg:x1="20.483cm" svg:y1="11.254cm" svg:x2="19.169cm" svg:y2="7.773cm">
          <text:p/>
        </draw:line>
        <draw:rect draw:style-name="gr3" draw:text-style-name="P1" svg:width="8.422cm" svg:height="1.958cm" svg:x="9.392cm" svg:y="5.274cm">
          <text:p text:style-name="P1">8.Dessin à main</text:p>
          <text:p text:style-name="P1">levée méridienne</text:p>
        </draw:rect>
        <draw:line draw:style-name="gr2" draw:text-style-name="P1" svg:x1="17.672cm" svg:y1="8.218cm" svg:x2="17.017cm" svg:y2="7.232cm">
          <text:p/>
        </draw:line>
        <draw:rect draw:style-name="gr3" draw:text-style-name="P1" svg:width="5.234cm" svg:height="1.985cm" svg:x="22.267cm" svg:y="8.38cm">
          <text:p text:style-name="P1">9.Gestion de</text:p>
          <text:p text:style-name="P1">données</text:p>
        </draw:rect>
        <draw:line draw:style-name="gr2" draw:text-style-name="P1" svg:x1="24.641cm" svg:y1="8.38cm" svg:x2="22.199cm" svg:y2="6.938cm">
          <text:p/>
        </draw:line>
        <draw:rect draw:style-name="gr3" draw:text-style-name="P1" svg:width="11.576cm" svg:height="2.034cm" svg:x="10.432cm" svg:y="1.815cm">
          <text:p text:style-name="P1">10.Amélioration de l'IHM </text:p>
          <text:p text:style-name="P1">Rentrer des formules</text:p>
        </draw:rect>
        <draw:line draw:style-name="gr2" draw:text-style-name="P1" svg:x1="20.648cm" svg:y1="3.849cm" svg:x2="23.624cm" svg:y2="5.825cm">
          <text:p/>
        </draw:line>
        <draw:rect draw:style-name="gr3" draw:text-style-name="P1" svg:width="7.382cm" svg:height="2.231cm" svg:x="24.122cm" svg:y="1.566cm">
          <text:p text:style-name="P1">11.Ajout des courbes</text:p>
          <text:p text:style-name="P1">par l'utilisateur</text:p>
        </draw:rect>
        <draw:line draw:style-name="gr2" draw:text-style-name="P1" svg:x1="25.577cm" svg:y1="3.797cm" svg:x2="26.35cm" svg:y2="5.13cm">
          <text:p/>
        </draw:line>
        <draw:line draw:style-name="gr4" draw:text-style-name="P1" svg:x1="19.348cm" svg:y1="10.123cm" svg:x2="19.859cm" svg:y2="11.254cm">
          <text:p/>
        </draw:line>
        <draw:custom-shape draw:style-name="gr5" draw:text-style-name="P2" svg:width="1.872cm" svg:height="0.975cm" svg:x="7.451cm" svg:y="16.132cm">
          <text:p><text:span text:style-name="T1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1.854cm" svg:y="10.452cm">
          <text:p><text:span text:style-name="T1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4.124cm" svg:y="9.31cm">
          <text:p><text:span text:style-name="T1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18.345cm" svg:y="7.192cm">
          <text:p><text:span text:style-name="T1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2.685cm" svg:y="5.175cm">
          <text:p><text:span text:style-name="T1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5.577cm" svg:y="4.47cm">
          <text:p><text:span text:style-name="T1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svg:x1="13.263cm" svg:y1="8.312cm" svg:x2="19.81cm" svg:y2="8.99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3333" draw:textarea-horizontal-align="center" draw:textarea-vertical-align="middle"/>
    </style:style>
    <style:style style:name="gr2" style:family="graphic">
      <style:graphic-properties draw:fill-color="#c0ff80" draw:textarea-horizontal-align="center" draw:textarea-vertical-align="middle" draw:fit-to-size="false" draw:fit-to-contour="true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svg:stroke-color="#000000" draw:textarea-horizontal-align="center" draw:textarea-vertical-align="middle"/>
    </style:style>
    <style:style style:name="gr5" style:family="graphic">
      <style:graphic-properties draw:fill-color="#c0ff80" draw:textarea-horizontal-align="justify" draw:textarea-vertical-align="middle" draw:auto-grow-height="false"/>
    </style:style>
    <style:style style:name="gr6" style:family="graphic">
      <style:graphic-properties draw:fill-color="#dcbef0" draw:textarea-horizontal-align="justify" draw:textarea-vertical-align="middle" draw:auto-grow-height="false"/>
    </style:style>
    <style:style style:name="gr7" style:family="graphic">
      <style:graphic-properties draw:fill-color="#ffcc99" draw:textarea-horizontal-align="justify" draw:textarea-vertical-align="middle" draw:auto-grow-height="false"/>
    </style:style>
    <style:style style:name="gr8" style:family="graphic">
      <style:graphic-properties svg:stroke-color="#000000" draw:fill-color="#000000" draw:textarea-horizontal-align="center" draw:textarea-vertical-align="middle"/>
    </style:style>
    <style:style style:name="gr9" style:family="graphic">
      <style:graphic-properties draw:fill-color="#ffcc99" draw:textarea-horizontal-align="center" draw:textarea-vertical-align="middle" draw:fit-to-size="false" draw:fit-to-contour="tru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P3" style:family="paragraph">
      <style:text-properties fo:font-family="'Liberation Sans'" style:font-style-name="Normal" style:font-family-generic="swiss" style:font-pitch="variable" fo:font-size="18pt" style:font-size-asian="24pt" style:font-size-complex="24pt"/>
    </style:style>
    <style:style style:name="P4" style:family="paragraph">
      <style:text-properties fo:font-family="'Liberation Sans'" style:font-style-name="Normal" style:font-family-generic="swiss" style:font-pitch="variable" fo:font-size="22pt" style:font-size-asian="24pt" style:font-size-complex="24pt"/>
    </style:style>
    <style:style style:name="P5" style:family="paragraph">
      <style:paragraph-properties fo:text-align="center"/>
      <style:text-properties fo:font-size="24pt"/>
    </style:style>
    <style:style style:name="T1" style:family="text"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T2" style:family="text">
      <style:text-properties fo:font-family="'Liberation Sans'" style:font-style-name="Normal" style:font-family-generic="swiss" style:font-pitch="variable" fo:font-size="18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3.248cm" svg:height="21.877cm" xlink:href=".." xlink:type="simple" chart:class="chart:scatter" chart:style-name="ch1">
        <chart:title svg:x="14.36cm" svg:y="0.227cm" chart:style-name="ch2">
          <text:p>Progress</text:p>
        </chart:title>
        <chart:legend svg:x="29.154cm" svg:y="10.465cm" style:legend-expansion="custom" chartooo:width="3.707cm" chartooo:height="2.049cm" style:legend-expansion-aspect-ratio="1.80917520741825" chart:style-name="ch3"/>
        <chart:plot-area chart:style-name="ch4" table:cell-range-address="Feuille1_2_english.C74:Feuille1_2_english.C84 Feuille1_2_english.I74:Feuille1_2_english.I84 Feuille1_2_english.M13:Feuille1_2_english.M13 Feuille1_2_english.L74:Feuille1_2_english.L84 Feuille1_2_english.E2:Feuille1_2_english.E13" chart:data-source-has-labels="both" svg:x="1.396cm" svg:y="2.612cm" svg:width="28.05cm" svg:height="17.855cm">
          <chartooo:coordinate-region svg:x="2.97cm" svg:y="2.918cm" svg:width="26.183cm" svg:height="16.69cm"/>
          <chart:axis chart:dimension="x" chart:name="primary-x" chart:style-name="ch5" chartooo:axis-type="auto">
            <chart:title svg:x="15.359cm" svg:y="20.509cm" chart:style-name="ch6">
              <text:p>Week</text:p>
            </chart:title>
            <chart:categories table:cell-range-address="Feuille1_2_english.C74:Feuille1_2_english.C84"/>
          </chart:axis>
          <chart:axis chart:dimension="y" chart:name="primary-y" chart:style-name="ch7">
            <chart:title svg:x="0cm" svg:y="13.637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2_english.L74:Feuille1_2_english.L84" chart:label-cell-address="Feuille1_2_english.M13:Feuille1_2_english.M13" chart:class="chart:scatter">
            <chart:domain table:cell-range-address="Feuille1_2_english.I74:Feuille1_2_english.I84"/>
            <chart:data-point chart:repeated="11"/>
          </chart:series>
          <chart:series chart:style-name="ch11" chart:values-cell-range-address="Feuille1_2_english.E2:Feuille1_2_english.E12" chart:label-cell-address="Feuille1_2_english.E13:Feuille1_2_english.E13" chart:class="chart:scatter">
            <chart:domain table:cell-range-address="Feuille1_2_english.G2:Feuille1_2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27.781cm" svg:y1="5.686cm" svg:x2="29.153cm" svg:y2="5.695cm">
          <text:p/>
        </draw:line>
        <draw:line draw:style-name="gr1" draw:text-style-name="P1" svg:x1="2.983cm" svg:y1="5.695cm" svg:x2="23.826cm" svg:y2="5.695cm">
          <text:p/>
        </draw:line>
        <draw:rect draw:style-name="gr2" draw:text-style-name="P2" svg:width="6cm" svg:height="0.85cm" svg:x="2.97cm" svg:y="15.131cm">
          <text:p text:style-name="P1"><text:span text:style-name="T1">2.Conception</text:span></text:p>
        </draw:rect>
        <draw:line draw:style-name="gr3" draw:text-style-name="P1" svg:x1="6.111cm" svg:y1="15.981cm" svg:x2="8.829cm" svg:y2="16.811cm">
          <text:p/>
        </draw:line>
        <draw:rect draw:style-name="gr2" draw:text-style-name="P2" svg:width="8cm" svg:height="1.7cm" svg:x="2.97cm" svg:y="9.561cm">
          <text:p text:style-name="P1"><text:span text:style-name="T1">3.Réalisation noyau</text:span></text:p>
          <text:p text:style-name="P1"><text:span text:style-name="T1">minimal fonctionnel</text:span></text:p>
        </draw:rect>
        <draw:line draw:style-name="gr3" draw:text-style-name="P1" svg:x1="12.917cm" svg:y1="11.044cm" svg:x2="10.97cm" svg:y2="10.668cm">
          <text:p/>
        </draw:line>
        <draw:rect draw:style-name="gr2" draw:text-style-name="P2" svg:width="5cm" svg:height="1.7cm" svg:x="2.97cm" svg:y="12.333cm">
          <text:p text:style-name="P1"><text:span text:style-name="T1">4.Interface</text:span></text:p>
          <text:p text:style-name="P1"><text:span text:style-name="T1">minimale</text:span></text:p>
        </draw:rect>
        <draw:line draw:style-name="gr3" draw:text-style-name="P1" svg:x1="12.561cm" svg:y1="15.032cm" svg:x2="7.97cm" svg:y2="13.191cm">
          <text:p/>
        </draw:line>
        <draw:rect draw:style-name="gr2" draw:text-style-name="P2" svg:width="8cm" svg:height="1.7cm" svg:x="21.153cm" svg:y="15.136cm">
          <text:p text:style-name="P1"><text:span text:style-name="T1">5.Amélioration IHM</text:span></text:p>
          <text:p text:style-name="P1"><text:span text:style-name="T1">Choix des courbes</text:span></text:p>
        </draw:rect>
        <draw:line draw:style-name="gr3" draw:text-style-name="P1" svg:x1="21.153cm" svg:y1="15.822cm" svg:x2="15.817cm" svg:y2="10.832cm">
          <text:p/>
        </draw:line>
        <draw:rect draw:style-name="gr2" draw:text-style-name="P2" svg:width="6cm" svg:height="1.7cm" svg:x="7.674cm" svg:y="6.786cm">
          <text:p text:style-name="P1"><text:span text:style-name="T1">6.Ajout</text:span></text:p>
          <text:p text:style-name="P1"><text:span text:style-name="T1">fonctionnalités</text:span></text:p>
        </draw:rect>
        <draw:line draw:style-name="gr3" draw:text-style-name="P1" svg:x1="15.929cm" svg:y1="9.607cm" svg:x2="13.674cm" svg:y2="8.001cm">
          <text:p/>
        </draw:line>
        <draw:line draw:style-name="gr3" draw:text-style-name="P1" svg:x1="23.153cm" svg:y1="13.011cm" svg:x2="20.118cm" svg:y2="7.772cm">
          <text:p/>
        </draw:line>
        <draw:rect draw:style-name="gr2" draw:text-style-name="P2" svg:width="7cm" svg:height="1.7cm" svg:x="11.64cm" svg:y="4.517cm">
          <text:p text:style-name="P1"><text:span text:style-name="T1">8.Dessin à main</text:span></text:p>
          <text:p text:style-name="P1"><text:span text:style-name="T1">levée méridienne</text:span></text:p>
        </draw:rect>
        <draw:line draw:style-name="gr3" draw:text-style-name="P1" svg:x1="18.547cm" svg:y1="8.216cm" svg:x2="17.17cm" svg:y2="6.217cm">
          <text:p/>
        </draw:line>
        <draw:rect draw:style-name="gr2" draw:text-style-name="P2" svg:width="5cm" svg:height="1.7cm" svg:x="24.154cm" svg:y="9.577cm">
          <text:p text:style-name="P1"><text:span text:style-name="T1">9.Gestion de</text:span></text:p>
          <text:p text:style-name="P1"><text:span text:style-name="T1">données</text:span></text:p>
        </draw:rect>
        <draw:line draw:style-name="gr3" draw:text-style-name="P1" svg:x1="25.281cm" svg:y1="9.577cm" svg:x2="23.299cm" svg:y2="6.937cm">
          <text:p/>
        </draw:line>
        <draw:line draw:style-name="gr3" draw:text-style-name="P1" svg:x1="19.643cm" svg:y1="3.587cm" svg:x2="24.794cm" svg:y2="5.823cm">
          <text:p/>
        </draw:line>
        <draw:rect draw:style-name="gr2" draw:text-style-name="P2" svg:width="10cm" svg:height="1.7cm" svg:x="11.639cm" svg:y="2.248cm">
          <text:p text:style-name="P1"><text:span text:style-name="T1">10.Amélioration de l'IHM </text:span></text:p>
          <text:p text:style-name="P1"><text:span text:style-name="T1">Rentrer des formules</text:span></text:p>
        </draw:rect>
        <draw:line draw:style-name="gr3" draw:text-style-name="P1" svg:x1="27.654cm" svg:y1="2.976cm" svg:x2="27.654cm" svg:y2="5.128cm">
          <text:p/>
        </draw:line>
        <draw:line draw:style-name="gr4" draw:text-style-name="P1" svg:x1="20.307cm" svg:y1="10.122cm" svg:x2="23.153cm" svg:y2="13.011cm">
          <text:p/>
        </draw:line>
        <draw:custom-shape draw:style-name="gr5" draw:text-style-name="P3" svg:width="1.964cm" svg:height="0.974cm" svg:x="7.82cm" svg:y="16.131cm">
          <text:p><text:span text:style-name="T2"><text:s/></text:span><text:span text:style-name="T2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1.964cm" svg:height="0.974cm" svg:x="12.441cm" svg:y="10.451cm">
          <text:p><text:span text:style-name="T2"><text:s/></text:span><text:span text:style-name="T2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svg:width="1.964cm" svg:height="0.974cm" svg:x="14.824cm" svg:y="9.309cm">
          <text:p><text:span text:style-name="T2"><text:s/></text:span><text:span text:style-name="T2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svg:width="1.964cm" svg:height="0.974cm" svg:x="19.254cm" svg:y="7.191cm">
          <text:p><text:span text:style-name="T2"><text:s/></text:span><text:span text:style-name="T2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svg:width="1.964cm" svg:height="0.974cm" svg:x="23.809cm" svg:y="5.174cm">
          <text:p><text:span text:style-name="T2"><text:s/></text:span><text:span text:style-name="T2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svg:width="1.964cm" svg:height="0.974cm" svg:x="26.844cm" svg:y="4.469cm">
          <text:p><text:span text:style-name="T2"><text:s/></text:span><text:span text:style-name="T2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5" svg:x1="13.674cm" svg:y1="8.001cm" svg:x2="20.791cm" svg:y2="8.988cm">
          <text:p/>
        </draw:line>
        <draw:rect draw:style-name="gr9" draw:text-style-name="P2" svg:width="8cm" svg:height="1.7cm" svg:x="23.753cm" svg:y="2.251cm">
          <text:p text:style-name="P1"><text:span text:style-name="T1">11.Ajout des courbes</text:span></text:p>
          <text:p text:style-name="P1"><text:span text:style-name="T1">par l'utilisateur</text:span></text:p>
        </draw:rect>
        <draw:rect draw:style-name="gr2" draw:text-style-name="P2" svg:width="6cm" svg:height="1.7cm" svg:x="23.153cm" svg:y="12.335cm">
          <text:p text:style-name="P1"><text:span text:style-name="T1">7.Amélioration</text:span></text:p>
          <text:p text:style-name="P1"><text:span text:style-name="T1">IHM Paramètres</text:span></text:p>
        </draw:rect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2_english.M13:Feuille1_2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Expected</text:p>
                <draw:g>
                  <svg:desc>Feuille1_2_english.E13:Feuille1_2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_english.C74:Feuille1_2_english.C84</svg:desc>
                </draw:g>
              </table:table-cell>
              <table:table-cell office:value-type="float" office:value="0">
                <text:p>0</text:p>
                <draw:g>
                  <svg:desc>Feuille1_2_english.I74:Feuille1_2_english.I84</svg:desc>
                </draw:g>
              </table:table-cell>
              <table:table-cell office:value-type="float" office:value="0.0045">
                <text:p>0.0045</text:p>
                <draw:g>
                  <svg:desc>Feuille1_2_english.L74:Feuille1_2_english.L84</svg:desc>
                </draw:g>
              </table:table-cell>
              <table:table-cell office:value-type="float" office:value="0">
                <text:p>0</text:p>
                <draw:g>
                  <svg:desc>Feuille1_2_english.G2:Feuille1_2_english.G12</svg:desc>
                </draw:g>
              </table:table-cell>
              <table:table-cell office:value-type="float" office:value="0.01">
                <text:p>0.01</text:p>
                <draw:g>
                  <svg:desc>Feuille1_2_english.E2:Feuille1_2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420e" draw:textarea-horizontal-align="center" draw:textarea-vertical-align="middle"/>
    </style:style>
    <style:style style:name="gr2" style:family="graphic">
      <style:graphic-properties svg:stroke-width="0.1cm" svg:stroke-color="#00cc00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none" svg:stroke-color="#000000" draw:fill="none" draw:fill-color="#ffffff" fo:min-height="0.697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Normal" style:font-family-generic="swiss" style:font-pitch="variable" fo:font-size="14pt" fo:font-weight="normal" style:font-size-asian="24pt" style:font-size-complex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Normal" style:font-family-generic="swiss" style:font-pitch="variable" fo:font-size="14pt" fo:font-weight="normal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4.195cm" svg:height="21.876cm" xlink:href=".." xlink:type="simple" chart:class="chart:scatter" chart:style-name="ch1">
        <chart:title svg:x="14.776cm" svg:y="0.572cm" chart:style-name="ch2">
          <text:p>Progress</text:p>
        </chart:title>
        <chart:legend svg:x="29.41cm" svg:y="10.098cm" style:legend-expansion="custom" chartooo:width="3.723cm" chartooo:height="1.812cm" style:legend-expansion-aspect-ratio="2.0546357615894" chart:style-name="ch3"/>
        <chart:plot-area chart:style-name="ch4" table:cell-range-address="Feuille1_2_english.C74:Feuille1_2_english.C84 Feuille1_2_english.I74:Feuille1_2_english.I84 Feuille1_2_english.M13:Feuille1_2_english.M13 Feuille1_2_english.L74:Feuille1_2_english.L84 Feuille1_2_english.E2:Feuille1_2_english.E13" chart:data-source-has-labels="both" svg:x="1.554cm" svg:y="2.595cm" svg:width="28.053cm" svg:height="17.849cm">
          <chartooo:coordinate-region svg:x="3.128cm" svg:y="2.901cm" svg:width="26.186cm" svg:height="16.684cm"/>
          <chart:axis chart:dimension="x" chart:name="primary-x" chart:style-name="ch5" chartooo:axis-type="auto">
            <chart:title svg:x="15.361cm" svg:y="20.603cm" chart:style-name="ch6">
              <text:p>Week</text:p>
            </chart:title>
            <chart:categories table:cell-range-address="Feuille1_2_english.C74:Feuille1_2_english.C84"/>
          </chart:axis>
          <chart:axis chart:dimension="y" chart:name="primary-y" chart:style-name="ch7">
            <chart:title svg:x="0.133cm" svg:y="13.606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2_english.L74:Feuille1_2_english.L84" chart:label-cell-address="Feuille1_2_english.M13:Feuille1_2_english.M13" chart:class="chart:scatter">
            <chart:domain table:cell-range-address="Feuille1_2_english.I74:Feuille1_2_english.I84"/>
            <chart:data-point chart:repeated="11"/>
          </chart:series>
          <chart:series chart:style-name="ch11" chart:values-cell-range-address="Feuille1_2_english.E2:Feuille1_2_english.E12" chart:label-cell-address="Feuille1_2_english.E13:Feuille1_2_english.E13" chart:class="chart:scatter">
            <chart:domain table:cell-range-address="Feuille1_2_english.G2:Feuille1_2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3.128cm" svg:y1="5.694cm" svg:x2="24.699cm" svg:y2="5.694cm">
          <text:p/>
        </draw:line>
        <draw:line draw:style-name="gr2" draw:text-style-name="P1" svg:x1="3.128cm" svg:y1="19.477cm" svg:x2="27.817cm" svg:y2="4.985cm">
          <text:p/>
        </draw:line>
        <draw:frame draw:style-name="gr3" draw:text-style-name="P2" svg:width="3.377cm" svg:height="0.697cm" svg:x="30.6cm" svg:y="11.91cm">
          <draw:text-box>
            <text:p><text:span text:style-name="T1">Extrapolation</text:span></text:p>
          </draw:text-box>
        </draw:frame>
        <draw:line draw:style-name="gr2" draw:text-style-name="P3" svg:x1="29.719cm" svg:y1="12.205cm" svg:x2="30.506cm" svg:y2="12.205cm">
          <text:p/>
        </draw:line>
        <draw:line draw:style-name="gr1" draw:text-style-name="P3" svg:x1="27.942cm" svg:y1="5.694cm" svg:x2="29.314cm" svg:y2="5.694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2_english.M13:Feuille1_2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Expected</text:p>
                <draw:g>
                  <svg:desc>Feuille1_2_english.E13:Feuille1_2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_english.C74:Feuille1_2_english.C84</svg:desc>
                </draw:g>
              </table:table-cell>
              <table:table-cell office:value-type="float" office:value="0">
                <text:p>0</text:p>
                <draw:g>
                  <svg:desc>Feuille1_2_english.I74:Feuille1_2_english.I84</svg:desc>
                </draw:g>
              </table:table-cell>
              <table:table-cell office:value-type="float" office:value="0.0045">
                <text:p>0.0045</text:p>
                <draw:g>
                  <svg:desc>Feuille1_2_english.L74:Feuille1_2_english.L84</svg:desc>
                </draw:g>
              </table:table-cell>
              <table:table-cell office:value-type="float" office:value="0">
                <text:p>0</text:p>
                <draw:g>
                  <svg:desc>Feuille1_2_english.G2:Feuille1_2_english.G12</svg:desc>
                </draw:g>
              </table:table-cell>
              <table:table-cell office:value-type="float" office:value="0.01">
                <text:p>0.01</text:p>
                <draw:g>
                  <svg:desc>Feuille1_2_english.E2:Feuille1_2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